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Courier New" svg:font-family="'Courier New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397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397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122601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13e68d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text-properties officeooo:paragraph-rsid="0013e68d"/>
    </style:style>
    <style:style style:name="P10" style:family="paragraph" style:parent-style-name="Standard">
      <style:text-properties officeooo:paragraph-rsid="00157ec7"/>
    </style:style>
    <style:style style:name="P11" style:family="paragraph" style:parent-style-name="Standard">
      <style:text-properties officeooo:paragraph-rsid="00174c9d"/>
    </style:style>
    <style:style style:name="P12" style:family="paragraph" style:parent-style-name="Standard">
      <style:text-properties officeooo:paragraph-rsid="00186ba7"/>
    </style:style>
    <style:style style:name="P13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</style:style>
    <style:style style:name="P14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5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6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7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8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9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0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1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2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3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officeooo:paragraph-rsid="00105b71" fo:background-color="transparent" style:font-name-asian="Times New Roman" style:font-name-complex="Times New Roman"/>
    </style:style>
    <style:style style:name="P24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use-window-font-color="true" style:font-name="Times New Roman" fo:font-size="12pt" fo:font-style="italic" fo:font-weight="normal" fo:background-color="transparent" style:font-name-asian="Times New Roman" style:font-name-complex="Times New Roman"/>
    </style:style>
    <style:style style:name="P25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use-window-font-color="true" style:font-name="Times New Roman" fo:font-size="12pt" fo:font-style="italic" fo:font-weight="normal" fo:background-color="transparent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use-window-font-color="true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use-window-font-color="true" style:font-name="Times New Roman" fo:font-size="12pt" fo:language="en" fo:country="CA" fo:font-weight="normal" officeooo:rsid="000f93d7" officeooo:paragraph-rsid="000f93d7" fo:background-color="transparent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style:font-name-asian="Times New Roman" style:font-name-complex="Times New Roman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paragraph-rsid="0013e68d" style:font-name-asian="Times New Roman" style:font-name-complex="Times New Roman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paragraph-rsid="00157ec7" style:font-name-asian="Times New Roman" style:font-name-complex="Times New Roman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fo:language="en" fo:country="CA" officeooo:rsid="000d2ac4" officeooo:paragraph-rsid="000d2ac4" style:font-name-asian="Times New Roman" style:font-name-complex="Times New Roman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fo:language="en" fo:country="CA" officeooo:rsid="000d2ac4" officeooo:paragraph-rsid="0013e68d" style:font-name-asian="Times New Roman" style:font-name-complex="Times New Roman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fo:language="en" fo:country="CA" officeooo:rsid="000d2ac4" officeooo:paragraph-rsid="00157ec7" style:font-name-asian="Times New Roman" style:font-name-complex="Times New Roman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fo:language="en" fo:country="CA" officeooo:rsid="000dd364" officeooo:paragraph-rsid="000dd364" style:font-name-asian="Times New Roman" style:font-name-complex="Times New Roman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fo:language="en" fo:country="CA" officeooo:rsid="0013e68d" officeooo:paragraph-rsid="0013e68d" style:font-name-asian="Times New Roman" style:font-name-complex="Times New Roman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fo:language="en" fo:country="CA" officeooo:rsid="0013e68d" officeooo:paragraph-rsid="00157ec7" style:font-name-asian="Times New Roman" style:font-name-complex="Times New Roman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fo:language="en" fo:country="CA" officeooo:rsid="00157ec7" officeooo:paragraph-rsid="00157ec7" style:font-name-asian="Times New Roman" style:font-name-complex="Times New Roman"/>
    </style:style>
    <style:style style:name="T1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Times New Roman" fo:font-size="12pt" fo:font-weight="bold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style:font-name="Times New Roman" fo:font-size="12pt" fo:font-style="italic" fo:font-weight="normal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style:font-name="Times New Roman" fo:font-size="12pt" fo:language="en" fo:country="CA" fo:font-weight="normal" officeooo:rsid="000f93d7" fo:background-color="transparent" loext:char-shading-value="0" style:font-name-asian="Times New Roman" style:font-size-asian="12pt" style:font-name-complex="Times New Roman" style:font-size-complex="12pt"/>
    </style:style>
    <style:style style:name="T5" style:family="text">
      <style:text-properties style:use-window-font-color="true" style:font-name="Times New Roman" fo:font-size="12pt" fo:language="en" fo:country="CA" fo:font-weight="normal" officeooo:rsid="00174c9d" fo:background-color="transparent" loext:char-shading-value="0" style:font-name-asian="Times New Roman" style:font-size-asian="12pt" style:font-name-complex="Times New Roman" style:font-size-complex="12pt"/>
    </style:style>
    <style:style style:name="T6" style:family="text">
      <style:text-properties style:use-window-font-color="true" style:font-name="Times New Roman" fo:font-size="12pt" fo:language="en" fo:country="CA" fo:font-weight="normal" officeooo:rsid="00186ba7" fo:background-color="transparent" loext:char-shading-value="0" style:font-name-asian="Times New Roman" style:font-size-asian="12pt" style:font-name-complex="Times New Roman" style:font-size-complex="12pt"/>
    </style:style>
    <style:style style:name="T7" style:family="text">
      <style:text-properties fo:language="en" fo:country="CA" officeooo:rsid="000f93d7" style:font-size-asian="12pt" style:font-size-complex="12pt"/>
    </style:style>
    <style:style style:name="T8" style:family="text">
      <style:text-properties fo:language="en" fo:country="CA" officeooo:rsid="00105b71" style:font-size-asian="12pt" style:font-size-complex="12pt"/>
    </style:style>
    <style:style style:name="T9" style:family="text">
      <style:text-properties fo:language="en" fo:country="CA" officeooo:rsid="00122601"/>
    </style:style>
    <style:style style:name="T10" style:family="text">
      <style:text-properties fo:language="en" fo:country="CA" officeooo:rsid="00157ec7"/>
    </style:style>
    <style:style style:name="T11" style:family="text">
      <style:text-properties style:font-name="Times New Roman" fo:font-size="12pt" fo:language="en" fo:country="CA" fo:font-style="italic" officeooo:rsid="00122601" style:font-name-asian="Times New Roman" style:font-name-complex="Times New Roman"/>
    </style:style>
    <style:style style:name="T12" style:family="text">
      <style:text-properties style:font-name="Times New Roman" fo:font-size="12pt" fo:language="en" fo:country="CA" fo:font-style="italic" officeooo:rsid="0013e68d" style:font-name-asian="Times New Roman" style:font-name-complex="Times New Roman"/>
    </style:style>
    <style:style style:name="T13" style:family="text">
      <style:text-properties officeooo:rsid="00157ec7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Rural de Pernambuco</text:p>
      <text:p text:style-name="P3">Unidade Acadêmica de Garanhuns</text:p>
      <text:p text:style-name="P5"/>
      <text:p text:style-name="P5"/>
      <text:p text:style-name="P1"><text:span text:style-name="T1">Disciplina: </text:span><text:span text:style-name="T2">Redes Neurais</text:span></text:p>
      <text:p text:style-name="P4">Prof. Tiago B. A. de Carvalho</text:p>
      <text:p text:style-name="P5"/>
      <text:p text:style-name="P3">Exercício</text:p>
      <text:p text:style-name="P8"/>
      <text:list xml:id="list7276312392960612011" text:style-name="L1">
        <text:list-item>
          <text:p text:style-name="P13"><text:span text:style-name="T1">Implemente o algoritmo de treinamento do perceptron utilizando assumindo x0 = 1, w0 = bias, a função de atualização </text:span><text:span text:style-name="T3">wi(t+1) = wi(t) + a * xi * [y – f(x</text:span><text:span text:style-name="T1">)]. Sendo </text:span><text:span text:style-name="T3">a,</text:span><text:span text:style-name="T1"> a taxa de aprendizagem, um parâmetro do modelo. </text:span><text:span text:style-name="T3">i</text:span><text:span text:style-name="T1"> o índice da variável. Faça a atualização do perceptron até não haver mais erros no conjunto de treino ou exceder o limite de 100 épocas de treinamento.</text:span></text:p>
        </text:list-item>
        <text:list-item>
          <text:p text:style-name="P14"/>
        </text:list-item>
      </text:list>
      <text:p text:style-name="P2"><text:span text:style-name="T1">Faça o treinamento para os 150 exemplos da base Iris. Treine um perceptron para cada classe, utilize taxa de aprendizagem </text:span><text:span text:style-name="T3">a</text:span><text:span text:style-name="T1"> = 1. Inicialize todos os pesos como 0. Calcule o erro de classificação após finalizar o treinamento.</text:span></text:p>
      <text:p text:style-name="P24">Número de erros para a classe Setosa = 0.</text:p>
      <text:p text:style-name="P24">Número de erros para a classe Versicolor = 84.</text:p>
      <text:p text:style-name="P24">Número de erros para a classe Virginica = 3.</text:p>
      <text:p text:style-name="P5">3</text:p>
      <text:list xml:id="list148594775464348217" text:style-name="L2">
        <text:list-item>
          <text:p text:style-name="P16">Faço o mesmo da questão anterior modificando a ordem de apresentação dos exemplos durante uma época de treinamento. Faça uma permutação aleatória para que em cada época todos os exemplos sejam apresentados em uma ordem aleatória.</text:p>
        </text:list-item>
      </text:list>
      <text:p text:style-name="P25">Número de erros para a classe Setosa = 0; 0.</text:p>
      <text:p text:style-name="P25">Número de erros para a classe Versicolor = 41; 32.</text:p>
      <text:p text:style-name="P26">Número de erros para a classe Virginica = 4; 1.</text:p>
      <text:p text:style-name="P5">4</text:p>
      <text:list xml:id="list514222388120259478" text:style-name="L3">
        <text:list-item>
          <text:p text:style-name="P17">Combine os perceptrons da questão 2 para construir um classificador que indica a qual das três classes pertence o exemplo. Calcule a matriz de confusão deste classificador.</text:p>
        </text:list-item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2">Setosa</text:p>
          </table:table-cell>
          <table:table-cell table:style-name="Table1.A1" office:value-type="string">
            <text:p text:style-name="P32">Versicolo</text:p>
          </table:table-cell>
          <table:table-cell table:style-name="Table1.D1" office:value-type="string">
            <text:p text:style-name="P32">Virginica</text:p>
          </table:table-cell>
        </table:table-row>
        <table:table-row>
          <table:table-cell table:style-name="Table1.A2" office:value-type="string">
            <text:p text:style-name="P32">Setosa</text:p>
          </table:table-cell>
          <table:table-cell table:style-name="Table1.A2" office:value-type="string">
            <text:p text:style-name="P32">50</text:p>
          </table:table-cell>
          <table:table-cell table:style-name="Table1.A2" office:value-type="string">
            <text:p text:style-name="P32">0</text:p>
          </table:table-cell>
          <table:table-cell table:style-name="Table1.D2" office:value-type="string">
            <text:p text:style-name="P32">0</text:p>
          </table:table-cell>
        </table:table-row>
        <table:table-row>
          <table:table-cell table:style-name="Table1.A2" office:value-type="string">
            <text:p text:style-name="P32">Versicolo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47</text:p>
          </table:table-cell>
          <table:table-cell table:style-name="Table1.D2" office:value-type="string">
            <text:p text:style-name="P32">0</text:p>
          </table:table-cell>
        </table:table-row>
        <table:table-row>
          <table:table-cell table:style-name="Table1.A2" office:value-type="string">
            <text:p text:style-name="P32">Virginica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3</text:p>
          </table:table-cell>
          <table:table-cell table:style-name="Table1.D2" office:value-type="string">
            <text:p text:style-name="P32">50</text:p>
          </table:table-cell>
        </table:table-row>
      </table:table>
      <text:p text:style-name="P15"/>
      <text:p text:style-name="P15"><text:tab/></text:p>
      <text:p text:style-name="P15"/>
      <text:p text:style-name="P5">5</text:p>
      <text:list xml:id="list3324645086182697509" text:style-name="L4">
        <text:list-item>
          <text:p text:style-name="P18">Faça o mesmo da questão anterior utilizando os perceptrons treinados na questão 3.</text:p>
        </text:list-item>
      </text:list>
      <text:p text:style-name="P15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2">Setosa</text:p>
          </table:table-cell>
          <table:table-cell table:style-name="Table2.A1" office:value-type="string">
            <text:p text:style-name="P32">Versicolo</text:p>
          </table:table-cell>
          <table:table-cell table:style-name="Table2.D1" office:value-type="string">
            <text:p text:style-name="P32">Virginica</text:p>
          </table:table-cell>
        </table:table-row>
        <table:table-row>
          <table:table-cell table:style-name="Table2.A2" office:value-type="string">
            <text:p text:style-name="P32">Setosa</text:p>
          </table:table-cell>
          <table:table-cell table:style-name="Table2.A2" office:value-type="string">
            <text:p text:style-name="P35">50</text:p>
          </table:table-cell>
          <table:table-cell table:style-name="Table2.A2" office:value-type="string">
            <text:p text:style-name="P35">0</text:p>
          </table:table-cell>
          <table:table-cell table:style-name="Table2.D2" office:value-type="string">
            <text:p text:style-name="P35">0</text:p>
          </table:table-cell>
        </table:table-row>
        <table:table-row>
          <table:table-cell table:style-name="Table2.A2" office:value-type="string">
            <text:p text:style-name="P32">Versicolo</text:p>
          </table:table-cell>
          <table:table-cell table:style-name="Table2.A2" office:value-type="string">
            <text:p text:style-name="P35">0</text:p>
          </table:table-cell>
          <table:table-cell table:style-name="Table2.A2" office:value-type="string">
            <text:p text:style-name="P35">12</text:p>
          </table:table-cell>
          <table:table-cell table:style-name="Table2.D2" office:value-type="string">
            <text:p text:style-name="P35">0</text:p>
          </table:table-cell>
        </table:table-row>
        <table:table-row>
          <table:table-cell table:style-name="Table2.A2" office:value-type="string">
            <text:p text:style-name="P32">Virginica</text:p>
          </table:table-cell>
          <table:table-cell table:style-name="Table2.A2" office:value-type="string">
            <text:p text:style-name="P35">0</text:p>
          </table:table-cell>
          <table:table-cell table:style-name="Table2.A2" office:value-type="string">
            <text:p text:style-name="P35">38</text:p>
          </table:table-cell>
          <table:table-cell table:style-name="Table2.D2" office:value-type="string">
            <text:p text:style-name="P35">50</text:p>
          </table:table-cell>
        </table:table-row>
      </table:table>
      <text:p text:style-name="P15"/>
      <text:p text:style-name="P15"><text:soft-page-break/></text:p>
      <text:p text:style-name="P5">6</text:p>
      <text:list xml:id="list5282397535791334097" text:style-name="L5">
        <text:list-item>
          <text:p text:style-name="P19">Utilize as saídas dos neurônios treinados para as classes Setosa e Virginica na questão 2 para treinar um neurônio para classificar a classe Virginica. Calcule a taxa de acerto deste neurônio no conjunto de treinamento. </text:p>
        </text:list-item>
      </text:list>
      <text:p text:style-name="P15"/>
      <text:p text:style-name="P27">Número de erros = 3</text:p>
      <text:p text:style-name="P15"/>
      <text:p text:style-name="P15"/>
      <text:p text:style-name="P5">7</text:p>
      <text:list xml:id="list4220252138570980189" text:style-name="L6">
        <text:list-item>
          <text:p text:style-name="P20">Faça o mesmo da questão anterior utilizando os neurônios treinados na questão 3.</text:p>
        </text:list-item>
      </text:list>
      <text:p text:style-name="P15"/>
      <text:p text:style-name="P23"><text:tab/><text:span text:style-name="T7">Número de erros = 3</text:span><text:span text:style-name="T8">8</text:span></text:p>
      <text:p text:style-name="P15"/>
      <text:p text:style-name="P5">8</text:p>
      <text:list xml:id="list719299887239211461" text:style-name="L7">
        <text:list-item>
          <text:p text:style-name="P21">Repita a execução das questões 2 a 7 utilizando os primeiros 25 exemplos de cada classe com conjunto de treino e os outros 25 como conjunto de teste.</text:p>
        </text:list-item>
      </text:list>
      <text:p text:style-name="P5"/>
      <text:list xml:id="list2150188250005898111" text:style-name="L8">
        <text:list-item>
          <text:p text:style-name="P22"/>
        </text:list-item>
      </text:list>
      <text:p text:style-name="P6"><text:tab/><text:span text:style-name="T9">2.</text:span></text:p>
      <text:p text:style-name="P6"><text:span text:style-name="T9"><text:tab/><text:tab/></text:span><text:span text:style-name="T11">Número de erros para a classe Setosa = 0.</text:span></text:p>
      <text:p text:style-name="P6"><text:span text:style-name="T11"><text:tab/><text:tab/>Número de erros para a classe Versicolor = </text:span><text:span text:style-name="T12">38</text:span><text:span text:style-name="T11">.</text:span></text:p>
      <text:p text:style-name="P7"><text:span text:style-name="T11"><text:tab/><text:tab/>Número de erros para a classe Virginica = </text:span><text:span text:style-name="T12">5</text:span><text:span text:style-name="T11">.</text:span></text:p>
      <text:p text:style-name="P7"><text:span text:style-name="T11"><text:tab/></text:span></text:p>
      <text:p text:style-name="P7"><text:span text:style-name="T11"><text:tab/></text:span><text:span text:style-name="T12">3. <text:tab/></text:span></text:p>
      <text:p text:style-name="P28"><text:tab/></text:p>
      <text:p text:style-name="P7"><text:span text:style-name="T11"><text:tab/><text:tab/>Número de erros para a classe Setosa = 0.</text:span></text:p>
      <text:p text:style-name="P7"><text:span text:style-name="T11"><text:tab/><text:tab/>Número de erros para a classe Versicolor = </text:span><text:span text:style-name="T12">25</text:span><text:span text:style-name="T11">.</text:span></text:p>
      <text:p text:style-name="P7"><text:span text:style-name="T11"><text:tab/><text:tab/>Número de erros para a classe Virginica = </text:span><text:span text:style-name="T12">6</text:span><text:span text:style-name="T11">.</text:span></text:p>
      <text:p text:style-name="P7"><text:span text:style-name="T11"/></text:p>
      <text:p text:style-name="P7"><text:span text:style-name="T11"><text:tab/></text:span><text:span text:style-name="T12">4.</text:span></text:p>
      <text:p text:style-name="P7"><text:span text:style-name="T12"/>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3">Setosa</text:p>
          </table:table-cell>
          <table:table-cell table:style-name="Table3.A1" office:value-type="string">
            <text:p text:style-name="P33">Versicolo</text:p>
          </table:table-cell>
          <table:table-cell table:style-name="Table3.D1" office:value-type="string">
            <text:p text:style-name="P33">Virginica</text:p>
          </table:table-cell>
        </table:table-row>
        <table:table-row>
          <table:table-cell table:style-name="Table3.A2" office:value-type="string">
            <text:p text:style-name="P33">Setosa</text:p>
          </table:table-cell>
          <table:table-cell table:style-name="Table3.A2" office:value-type="string">
            <text:p text:style-name="P36">25</text:p>
          </table:table-cell>
          <table:table-cell table:style-name="Table3.A2" office:value-type="string">
            <text:p text:style-name="P33">0</text:p>
          </table:table-cell>
          <table:table-cell table:style-name="Table3.D2" office:value-type="string">
            <text:p text:style-name="P33">0</text:p>
          </table:table-cell>
        </table:table-row>
        <table:table-row>
          <table:table-cell table:style-name="Table3.A2" office:value-type="string">
            <text:p text:style-name="P33">Versicolo</text:p>
          </table:table-cell>
          <table:table-cell table:style-name="Table3.A2" office:value-type="string">
            <text:p text:style-name="P33">0</text:p>
          </table:table-cell>
          <table:table-cell table:style-name="Table3.A2" office:value-type="string">
            <text:p text:style-name="P36">23</text:p>
          </table:table-cell>
          <table:table-cell table:style-name="Table3.D2" office:value-type="string">
            <text:p text:style-name="P36">3</text:p>
          </table:table-cell>
        </table:table-row>
        <table:table-row>
          <table:table-cell table:style-name="Table3.A2" office:value-type="string">
            <text:p text:style-name="P33">Virginica</text:p>
          </table:table-cell>
          <table:table-cell table:style-name="Table3.A2" office:value-type="string">
            <text:p text:style-name="P33">0</text:p>
          </table:table-cell>
          <table:table-cell table:style-name="Table3.A2" office:value-type="string">
            <text:p text:style-name="P36">2</text:p>
          </table:table-cell>
          <table:table-cell table:style-name="Table3.D2" office:value-type="string">
            <text:p text:style-name="P36">22</text:p>
          </table:table-cell>
        </table:table-row>
      </table:table>
      <text:p text:style-name="P9"/>
      <text:p text:style-name="P9"><text:tab/><text:span text:style-name="T10">5.</text:span></text:p>
      <text:p text:style-name="P10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4">Setosa</text:p>
          </table:table-cell>
          <table:table-cell table:style-name="Table4.A1" office:value-type="string">
            <text:p text:style-name="P34">Versicolo</text:p>
          </table:table-cell>
          <table:table-cell table:style-name="Table4.D1" office:value-type="string">
            <text:p text:style-name="P34">Virginica</text:p>
          </table:table-cell>
        </table:table-row>
        <table:table-row>
          <table:table-cell table:style-name="Table4.A2" office:value-type="string">
            <text:p text:style-name="P34">Setosa</text:p>
          </table:table-cell>
          <table:table-cell table:style-name="Table4.A2" office:value-type="string">
            <text:p text:style-name="P37">25</text:p>
          </table:table-cell>
          <table:table-cell table:style-name="Table4.A2" office:value-type="string">
            <text:p text:style-name="P34">0</text:p>
          </table:table-cell>
          <table:table-cell table:style-name="Table4.D2" office:value-type="string">
            <text:p text:style-name="P34">0</text:p>
          </table:table-cell>
        </table:table-row>
        <table:table-row>
          <table:table-cell table:style-name="Table4.A2" office:value-type="string">
            <text:p text:style-name="P34">Versicolo</text:p>
          </table:table-cell>
          <table:table-cell table:style-name="Table4.A2" office:value-type="string">
            <text:p text:style-name="P34">0</text:p>
          </table:table-cell>
          <table:table-cell table:style-name="Table4.A2" office:value-type="string">
            <text:p text:style-name="P37">2<text:span text:style-name="T13">4</text:span></text:p>
          </table:table-cell>
          <table:table-cell table:style-name="Table4.D2" office:value-type="string">
            <text:p text:style-name="P38">5</text:p>
          </table:table-cell>
        </table:table-row>
        <table:table-row>
          <table:table-cell table:style-name="Table4.A2" office:value-type="string">
            <text:p text:style-name="P34">Virginica</text:p>
          </table:table-cell>
          <table:table-cell table:style-name="Table4.A2" office:value-type="string">
            <text:p text:style-name="P34">0</text:p>
          </table:table-cell>
          <table:table-cell table:style-name="Table4.A2" office:value-type="string">
            <text:p text:style-name="P38">1</text:p>
          </table:table-cell>
          <table:table-cell table:style-name="Table4.D2" office:value-type="string">
            <text:p text:style-name="P37">2<text:span text:style-name="T13">0</text:span></text:p>
          </table:table-cell>
        </table:table-row>
      </table:table>
      <text:p text:style-name="P10"/>
      <text:p text:style-name="P10"/>
      <text:p text:style-name="P10"><text:soft-page-break/><text:tab/><text:span text:style-name="T10">6.</text:span></text:p>
      <text:p text:style-name="P11"><text:span text:style-name="T10"><text:tab/><text:tab/></text:span><text:span text:style-name="T4">Número de erros = </text:span><text:span text:style-name="T5">25</text:span></text:p>
      <text:p text:style-name="P11"><text:span text:style-name="T5"><text:tab/></text:span><text:span text:style-name="T6">7.</text:span></text:p>
      <text:p text:style-name="P12"><text:span text:style-name="T6"><text:tab/><text:tab/></text:span><text:span text:style-name="T4">Número de erros = </text:span><text:span text:style-name="T5">2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Courier New" svg:font-family="'Courier New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tab-stop-distance="1.27cm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00:44:31.033000000</dc:date>
    <meta:editing-duration>PT1H17M4S</meta:editing-duration>
    <meta:editing-cycles>9</meta:editing-cycles>
    <meta:generator>LibreOffice/5.1.5.2$Windows_x86 LibreOffice_project/7a864d8825610a8c07cfc3bc01dd4fce6a9447e5</meta:generator>
    <meta:document-statistic meta:table-count="4" meta:image-count="0" meta:object-count="0" meta:page-count="3" meta:paragraph-count="106" meta:word-count="488" meta:character-count="2565" meta:non-whitespace-character-count="2157"/>
  </office:meta>
</office:document-meta>
</file>